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P1" style:family="paragraph" style:parent-style-name="Standard">
      <style:text-properties officeooo:rsid="0002dad5" officeooo:paragraph-rsid="0002dad5"/>
    </style:style>
    <style:style style:name="P2" style:family="paragraph" style:parent-style-name="Standard">
      <style:text-properties officeooo:rsid="0002dad5" officeooo:paragraph-rsid="00034b90"/>
    </style:style>
    <style:style style:name="P3" style:family="paragraph" style:parent-style-name="Standard">
      <style:text-properties officeooo:rsid="0002dad5" officeooo:paragraph-rsid="0003927c"/>
    </style:style>
    <style:style style:name="P4" style:family="paragraph" style:parent-style-name="Standard">
      <style:text-properties officeooo:rsid="0002dad5" officeooo:paragraph-rsid="0009994e"/>
    </style:style>
    <style:style style:name="P5" style:family="paragraph" style:parent-style-name="Standard">
      <style:text-properties style:text-underline-style="solid" style:text-underline-width="auto" style:text-underline-color="font-color" fo:font-weight="bold" officeooo:rsid="0003d59a" officeooo:paragraph-rsid="0003d59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3d59a" officeooo:paragraph-rsid="00059ff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59ff3" officeooo:paragraph-rsid="00059ff3"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464f6" officeooo:paragraph-rsid="00059ff3" style:font-weight-asian="bold" style:font-weight-complex="bold"/>
    </style:style>
    <style:style style:name="P9" style:family="paragraph" style:parent-style-name="Standard">
      <style:text-properties officeooo:rsid="0003927c" officeooo:paragraph-rsid="0003927c"/>
    </style:style>
    <style:style style:name="P10" style:family="paragraph" style:parent-style-name="Standard">
      <style:text-properties officeooo:rsid="0003927c" officeooo:paragraph-rsid="0007e31d"/>
    </style:style>
    <style:style style:name="P11" style:family="paragraph" style:parent-style-name="Standard">
      <style:text-properties officeooo:rsid="0003927c" officeooo:paragraph-rsid="0009994e"/>
    </style:style>
    <style:style style:name="P12" style:family="paragraph" style:parent-style-name="Standard">
      <style:text-properties style:text-line-through-style="none" style:text-line-through-type="none" style:text-underline-style="solid" style:text-underline-width="auto" style:text-underline-color="font-color" fo:font-weight="bold" officeooo:rsid="0003927c" officeooo:paragraph-rsid="0003927c" style:font-weight-asian="bold" style:font-weight-complex="bold"/>
    </style:style>
    <style:style style:name="P13" style:family="paragraph" style:parent-style-name="Standard">
      <style:text-properties style:text-line-through-style="none" style:text-line-through-type="none" style:text-underline-style="none" fo:font-weight="normal" officeooo:rsid="0003927c" officeooo:paragraph-rsid="0003927c" style:font-weight-asian="normal" style:font-weight-complex="normal"/>
    </style:style>
    <style:style style:name="P14" style:family="paragraph" style:parent-style-name="Standard">
      <style:text-properties officeooo:paragraph-rsid="0002dad5"/>
    </style:style>
    <style:style style:name="P15" style:family="paragraph" style:parent-style-name="Standard">
      <style:text-properties officeooo:paragraph-rsid="00034b90"/>
    </style:style>
    <style:style style:name="P16" style:family="paragraph" style:parent-style-name="Standard">
      <style:text-properties officeooo:rsid="0003d59a" officeooo:paragraph-rsid="0003d59a"/>
    </style:style>
    <style:style style:name="P17" style:family="paragraph" style:parent-style-name="Standard">
      <style:text-properties style:text-underline-style="none" fo:font-weight="normal" officeooo:rsid="0003d59a" officeooo:paragraph-rsid="0003d59a" style:font-weight-asian="normal" style:font-weight-complex="normal"/>
    </style:style>
    <style:style style:name="P18" style:family="paragraph" style:parent-style-name="Standard">
      <style:text-properties style:text-underline-style="none" fo:font-weight="normal" officeooo:rsid="0013e365" officeooo:paragraph-rsid="00059ff3" style:font-weight-asian="normal" style:font-weight-complex="normal"/>
    </style:style>
    <style:style style:name="P19" style:family="paragraph" style:parent-style-name="Standard">
      <style:text-properties style:text-underline-style="none" fo:font-weight="normal" officeooo:rsid="00059ff3" officeooo:paragraph-rsid="00059ff3" style:font-weight-asian="normal" style:font-weight-complex="normal"/>
    </style:style>
    <style:style style:name="P20" style:family="paragraph" style:parent-style-name="Standard">
      <style:text-properties style:text-underline-style="none" fo:font-weight="normal" officeooo:rsid="000c32e5" officeooo:paragraph-rsid="000c32e5" style:font-weight-asian="normal" style:font-weight-complex="normal"/>
    </style:style>
    <style:style style:name="P21" style:family="paragraph" style:parent-style-name="Standard">
      <style:text-properties officeooo:rsid="0013e365" officeooo:paragraph-rsid="00059ff3"/>
    </style:style>
    <style:style style:name="P22" style:family="paragraph" style:parent-style-name="Standard">
      <style:text-properties officeooo:rsid="001464f6" officeooo:paragraph-rsid="00059ff3"/>
    </style:style>
    <style:style style:name="P23" style:family="paragraph" style:parent-style-name="Standard">
      <style:text-properties officeooo:paragraph-rsid="0003927c"/>
    </style:style>
    <style:style style:name="P24" style:family="paragraph" style:parent-style-name="Table_20_Contents">
      <style:text-properties fo:font-weight="bold" officeooo:rsid="0003927c" officeooo:paragraph-rsid="0003927c" style:font-weight-asian="bold" style:font-weight-complex="bold"/>
    </style:style>
    <style:style style:name="P25" style:family="paragraph" style:parent-style-name="Standard">
      <style:text-properties officeooo:rsid="0007e31d" officeooo:paragraph-rsid="0007e31d"/>
    </style:style>
    <style:style style:name="P26" style:family="paragraph" style:parent-style-name="Standard">
      <style:text-properties officeooo:rsid="00034b90" officeooo:paragraph-rsid="0009994e"/>
    </style:style>
    <style:style style:name="P27" style:family="paragraph" style:parent-style-name="Standard">
      <style:text-properties officeooo:rsid="000c32e5" officeooo:paragraph-rsid="000c32e5"/>
    </style:style>
    <style:style style:name="P28" style:family="paragraph" style:parent-style-name="Standard">
      <style:text-properties officeooo:rsid="001fb00c" officeooo:paragraph-rsid="000e54ad"/>
    </style:style>
    <style:style style:name="P29" style:family="paragraph" style:parent-style-name="Standard">
      <style:text-properties officeooo:rsid="000fed49" officeooo:paragraph-rsid="000fed49"/>
    </style:style>
    <style:style style:name="P30" style:family="paragraph" style:parent-style-name="Standard">
      <style:text-properties officeooo:rsid="0002dad5" officeooo:paragraph-rsid="0002dad5"/>
    </style:style>
    <style:style style:name="P31" style:family="paragraph" style:parent-style-name="Standard">
      <style:text-properties officeooo:rsid="0003d59a" officeooo:paragraph-rsid="0003d59a"/>
    </style:style>
    <style:style style:name="P32" style:family="paragraph" style:parent-style-name="Standard">
      <style:text-properties officeooo:rsid="00117572" officeooo:paragraph-rsid="00117572"/>
    </style:style>
    <style:style style:name="T1" style:family="text">
      <style:text-properties officeooo:rsid="0002dad5"/>
    </style:style>
    <style:style style:name="T2" style:family="text">
      <style:text-properties officeooo:rsid="00034b90"/>
    </style:style>
    <style:style style:name="T3" style:family="text">
      <style:text-properties style:text-position="super 58%"/>
    </style:style>
    <style:style style:name="T4" style:family="text">
      <style:text-properties style:text-position="super 58%" fo:font-size="16pt" style:text-underline-style="solid" style:text-underline-width="auto" style:text-underline-color="font-color" fo:font-weight="bold" officeooo:rsid="0007e31d" style:font-size-asian="16pt" style:font-weight-asian="bold" style:font-size-complex="16pt" style:font-weight-complex="bold"/>
    </style:style>
    <style:style style:name="T5" style:family="text">
      <style:text-properties style:text-position="super 58%" officeooo:rsid="0007e31d"/>
    </style:style>
    <style:style style:name="T6" style:family="text">
      <style:text-properties officeooo:rsid="0003927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2dad5" style:font-weight-asian="bold" style:font-weight-complex="bold"/>
    </style:style>
    <style:style style:name="T9" style:family="text">
      <style:text-properties style:text-underline-style="solid" style:text-underline-width="auto" style:text-underline-color="font-color" fo:font-weight="bold" officeooo:rsid="0003d59a" style:font-weight-asian="bold" style:font-weight-complex="bold"/>
    </style:style>
    <style:style style:name="T10" style:family="text">
      <style:text-properties style:text-underline-style="solid" style:text-underline-width="auto" style:text-underline-color="font-color" fo:font-weight="bold" officeooo:rsid="00034b90" style:font-weight-asian="bold" style:font-weight-complex="bold"/>
    </style:style>
    <style:style style:name="T11" style:family="text">
      <style:text-properties style:text-underline-style="solid" style:text-underline-width="auto" style:text-underline-color="font-color" fo:font-weight="bold" officeooo:rsid="0007e31d" style:font-weight-asian="bold" style:font-weight-complex="bold"/>
    </style:style>
    <style:style style:name="T12" style:family="text">
      <style:text-properties style:text-underline-style="solid" style:text-underline-width="auto" style:text-underline-color="font-color" fo:font-weight="bold" officeooo:rsid="000c32e5" style:font-weight-asian="bold" style:font-weight-complex="bold"/>
    </style:style>
    <style:style style:name="T13" style:family="text">
      <style:text-properties style:text-underline-style="solid" style:text-underline-width="auto" style:text-underline-color="font-color" fo:font-weight="bold" officeooo:rsid="0010ecab" style:font-weight-asian="bold" style:font-weight-complex="bold"/>
    </style:style>
    <style:style style:name="T14" style:family="text">
      <style:text-properties style:text-underline-style="solid" style:text-underline-width="auto" style:text-underline-color="font-color" fo:font-weight="bold" officeooo:rsid="00117572" style:font-weight-asian="bold" style:font-weight-complex="bold"/>
    </style:style>
    <style:style style:name="T15" style:family="text">
      <style:text-properties fo:font-size="14pt" style:text-underline-style="solid" style:text-underline-width="auto" style:text-underline-color="font-color" fo:font-weight="bold" officeooo:rsid="0002dad5" style:font-size-asian="14pt" style:font-weight-asian="bold" style:font-size-complex="14pt" style:font-weight-complex="bold"/>
    </style:style>
    <style:style style:name="T16" style:family="text">
      <style:text-properties fo:font-size="16pt" style:text-underline-style="solid" style:text-underline-width="auto" style:text-underline-color="font-color" fo:font-weight="bold" officeooo:rsid="00034b90" style:font-size-asian="16pt" style:font-weight-asian="bold" style:font-size-complex="16pt" style:font-weight-complex="bold"/>
    </style:style>
    <style:style style:name="T17" style:family="text">
      <style:text-properties fo:font-size="16pt" style:text-underline-style="solid" style:text-underline-width="auto" style:text-underline-color="font-color" fo:font-weight="bold" officeooo:rsid="0007e31d" style:font-size-asian="16pt" style:font-weight-asian="bold" style:font-size-complex="16pt" style:font-weight-complex="bold"/>
    </style:style>
    <style:style style:name="T18" style:family="text">
      <style:text-properties fo:font-size="16pt" style:text-underline-style="solid" style:text-underline-width="auto" style:text-underline-color="font-color" fo:font-weight="bold" officeooo:rsid="000c0172" style:font-size-asian="16pt" style:font-weight-asian="bold" style:font-size-complex="16pt" style:font-weight-complex="bold"/>
    </style:style>
    <style:style style:name="T19" style:family="text">
      <style:text-properties fo:font-size="16pt" style:text-underline-style="solid" style:text-underline-width="auto" style:text-underline-color="font-color" fo:font-weight="bold" officeooo:rsid="0010ecab" style:font-size-asian="16pt" style:font-weight-asian="bold" style:font-size-complex="16pt" style:font-weight-complex="bold"/>
    </style:style>
    <style:style style:name="T20" style:family="text">
      <style:text-properties fo:font-size="16pt" fo:font-weight="bold" officeooo:rsid="000c0172" style:font-size-asian="16pt" style:font-weight-asian="bold" style:font-size-complex="16pt" style:font-weight-complex="bold"/>
    </style:style>
    <style:style style:name="T21" style:family="text">
      <style:text-properties style:text-line-through-style="none" style:text-line-through-type="none" style:text-underline-style="solid" style:text-underline-width="auto" style:text-underline-color="font-color" fo:font-weight="bold" officeooo:rsid="00059ff3" style:font-weight-asian="bold" style:font-weight-complex="bold"/>
    </style:style>
    <style:style style:name="T22" style:family="text">
      <style:text-properties style:text-line-through-style="none" style:text-line-through-type="none" style:text-underline-style="solid" style:text-underline-width="auto" style:text-underline-color="font-color" fo:font-weight="bold" officeooo:rsid="0003927c" style:font-weight-asian="bold" style:font-weight-complex="bold"/>
    </style:style>
    <style:style style:name="T23" style:family="text">
      <style:text-properties style:text-line-through-style="none" style:text-line-through-type="none" style:text-underline-style="solid" style:text-underline-width="auto" style:text-underline-color="font-color" fo:font-weight="bold" officeooo:rsid="000c32e5" style:font-weight-asian="bold" style:font-weight-complex="bold"/>
    </style:style>
    <style:style style:name="T24" style:family="text">
      <style:text-properties officeooo:rsid="0003d59a"/>
    </style:style>
    <style:style style:name="T25" style:family="text">
      <style:text-properties officeooo:rsid="00059ff3"/>
    </style:style>
    <style:style style:name="T26" style:family="text">
      <style:text-properties officeooo:rsid="0005a920"/>
    </style:style>
    <style:style style:name="T27" style:family="text">
      <style:text-properties officeooo:rsid="0005fe43"/>
    </style:style>
    <style:style style:name="T28" style:family="text">
      <style:text-properties officeooo:rsid="0007e31d"/>
    </style:style>
    <style:style style:name="T29" style:family="text">
      <style:text-properties officeooo:rsid="0009994e"/>
    </style:style>
    <style:style style:name="T30" style:family="text">
      <style:text-properties officeooo:rsid="000b0d52"/>
    </style:style>
    <style:style style:name="T31" style:family="text">
      <style:text-properties officeooo:rsid="000c0172"/>
    </style:style>
    <style:style style:name="T32" style:family="text">
      <style:text-properties fo:font-weight="bold" officeooo:rsid="000c0172" style:font-weight-asian="bold" style:font-weight-complex="bold"/>
    </style:style>
    <style:style style:name="T33" style:family="text">
      <style:text-properties fo:font-weight="bold" officeooo:rsid="00034b90" style:font-weight-asian="bold" style:font-weight-complex="bold"/>
    </style:style>
    <style:style style:name="T34" style:family="text">
      <style:text-properties officeooo:rsid="000c32e5"/>
    </style:style>
    <style:style style:name="T35" style:family="text">
      <style:text-properties officeooo:rsid="000d4766"/>
    </style:style>
    <style:style style:name="T36" style:family="text">
      <style:text-properties officeooo:rsid="000e54ad"/>
    </style:style>
    <style:style style:name="T37" style:family="text">
      <style:text-properties style:font-name="Liberation Serif"/>
    </style:style>
    <style:style style:name="T38" style:family="text">
      <style:text-properties officeooo:rsid="000fed49"/>
    </style:style>
    <style:style style:name="T39" style:family="text">
      <style:text-properties officeooo:rsid="0010ec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5">Space</text:span></text:p>
      <text:p text:style-name="Standard"/>
      <text:p text:style-name="P14"><text:span text:style-name="T1">For our next project we are going to concentrate on </text:span><text:span text:style-name="T24">S</text:span><text:span text:style-name="T1">pace…</text:span></text:p>
      <text:p text:style-name="P1">Let’s discuss some aspects of Space travel, Space exploration and, why not, Space colonization…</text:p>
      <text:p text:style-name="P1"/>
      <text:p text:style-name="P1"><text:span text:style-name="T7">I) Express your opinion on this subject:</text:span></text:p>
      <text:p text:style-name="P1">What is you personal opinion on Space travel? Should we invest time, money...in Space exploration? Why/ Why not?</text:p>
      <text:p text:style-name="P1"/>
      <table:table table:name="Table1" table:style-name="Table1">
        <table:table-column table:style-name="Table1.A"/>
        <table:table-column table:style-name="Table1.B"/>
        <table:table-row>
          <table:table-cell table:style-name="Table1.A1" office:value-type="string">
            <text:p text:style-name="P24">Arguments in favor of Space exploration</text:p>
          </table:table-cell>
          <table:table-cell table:style-name="Table1.A1" office:value-type="string">
            <text:p text:style-name="P24">Arguments against Space exploration</text:p>
          </table:table-cell>
        </table:table-row>
        <table:table-row>
          <table:table-cell table:style-name="Table1.A1" office:value-type="string">
            <text:p text:style-name="Table_20_Contents"/>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ext:p text:style-name="Table_20_Contents"/>
          </table:table-cell>
          <table:table-cell table:style-name="Table1.A1" office:value-type="string">
            <text:p text:style-name="Table_20_Contents"/>
          </table:table-cell>
        </table:table-row>
      </table:table>
      <text:p text:style-name="P1"/>
      <text:p text:style-name="P1"/>
      <text:p text:style-name="P15"><text:span text:style-name="T8">II) </text:span><text:span text:style-name="T12">Making an oral presentation. You</text:span><text:span text:style-name="T8"> will find listed below a list of potential subjects, choose one, find some materials that you can use to make a short presentation (</text:span><text:span text:style-name="T9">min. </text:span><text:span text:style-name="T13">4</text:span><text:span text:style-name="T8"> minutes/ </text:span><text:span text:style-name="T9">max. </text:span><text:span text:style-name="T13">6 </text:span><text:span text:style-name="T9">minutes <text:s/></text:span><text:span text:style-name="T14">per student</text:span><text:span text:style-name="T9">)</text:span><text:span text:style-name="T8"> in class in front of the other students. You will have to prepare a slideshow to use as a backup for your </text:span><text:span text:style-name="T10">talk</text:span><text:span text:style-name="T11">. </text:span><text:span text:style-name="T12">(This is not a graded exercise as such, this is a way to train before making graded oral presentation, however, if you are not ready on time you will be given a penalty to your oral grade for the semester. It is a required exercise).</text:span></text:p>
      <text:p text:style-name="P2"/>
      <text:p text:style-name="P15"><text:span text:style-name="T2">You have to be ready </text:span><text:span text:style-name="T34">to present </text:span><text:span text:style-name="T2">for </text:span><text:span text:style-name="T39">the week </text:span><text:span text:style-name="T20">Monday</text:span><text:span text:style-name="T32">,</text:span><text:span text:style-name="T33"> </text:span><text:span text:style-name="T19">25</text:span><text:span text:style-name="T4">th</text:span><text:span text:style-name="T16"> of November </text:span><text:span text:style-name="T2">.</text:span></text:p>
      <text:p text:style-name="P27">The deadline for your slideshow is <text:span text:style-name="T39">Sunday</text:span>, 24<text:span text:style-name="T3">th</text:span> of November.</text:p>
      <text:p text:style-name="P15"><text:span text:style-name="T2">The presentations will take place in our TP classes <text:s/>.</text:span></text:p>
      <text:p text:style-name="P16">You can use an existing presentation (such as a Ted Talk for example) <text:span text:style-name="T28">as an inspiration </text:span>and present it to the class (of course you need to be very clear and specific about your sources!) or you can gather your own material yourself and create your own presentation.</text:p>
      <text:p text:style-name="P32">Yes the presentation is in English.</text:p>
      <text:p text:style-name="P32">Yes your slideshow is in English.</text:p>
      <text:p text:style-name="P32">Yes.</text:p>
      <text:p text:style-name="P32"/>
      <text:p text:style-name="P16"/>
      <text:p text:style-name="P6">Subjects: </text:p>
      <text:p text:style-name="P7">(The only constraint is that the same subject cannot be chosen twice in a TP group)</text:p>
      <text:p text:style-name="P4">- <text:span text:style-name="T2">Space Tourism</text:span></text:p>
      <text:p text:style-name="P26">- Space exploration</text:p>
      <text:p text:style-name="P4"><text:span text:style-name="T26">- Space pol</text:span><text:span text:style-name="T28">l</text:span><text:span text:style-name="T26">ution</text:span></text:p>
      <text:p text:style-name="P4">- <text:span text:style-name="T2">Space X</text:span></text:p>
      <text:p text:style-name="P4">- <text:span text:style-name="T38">The cost of Space travel</text:span></text:p>
      <text:p text:style-name="P29">- How polluting is Space travel and Space exploration?</text:p>
      <text:p text:style-name="P26">- Blue origin</text:p>
      <text:p text:style-name="P11">- Virgin Galactic</text:p>
      <text:p text:style-name="P3">- <text:span text:style-name="T29">Psyche, the </text:span><text:span text:style-name="T30">aste</text:span><text:span text:style-name="T29">roid that could be worth billions of dollars</text:span></text:p>
      <text:p text:style-name="P3">- <text:span text:style-name="T6">The ISS</text:span></text:p>
      <text:p text:style-name="P3"><text:soft-page-break/>- <text:span text:style-name="T6">Mars exploration/ Terra-forming Mars</text:span></text:p>
      <text:p text:style-name="P3">- <text:span text:style-name="T6">Space and Laws</text:span></text:p>
      <text:p text:style-name="P10">- Traveling to Mars</text:p>
      <text:p text:style-name="P10">-<text:span text:style-name="T35">The Mars One project (why not, as a kind of joke) or other amazing (and crazy ) projects about Space</text:span></text:p>
      <text:p text:style-name="P10">- Living on Mars</text:p>
      <text:p text:style-name="P9">- Space exploration through time / <text:s/>The great names/ dates of Space exploration</text:p>
      <text:p text:style-name="P9">- Women and Space </text:p>
      <text:p text:style-name="P9">- Space / Space travel in films/ books/ games/ series <text:span text:style-name="T28">(ex: Interstellar/Star wars/ </text:span><text:span text:style-name="T29">Don’t look up/ </text:span><text:span text:style-name="T28">Star citizen/ No man’s sky...)</text:span></text:p>
      <text:p text:style-name="P1">-<text:span text:style-name="T27">Extraterrestrial lives</text:span></text:p>
      <text:p text:style-name="P1">- <text:span text:style-name="T27">Technological discoveries due to Space research</text:span></text:p>
      <text:p text:style-name="P1">-<text:span text:style-name="T28">The Apollo missions</text:span></text:p>
      <text:p text:style-name="P25">-The James Webb Space Telescope</text:p>
      <text:p text:style-name="P25">- <text:span text:style-name="T34">The privatization of Space</text:span></text:p>
      <text:p text:style-name="P27">This is <text:s/>not an exhaustive list, so you can of course choose something else (if related to Space)</text:p>
      <text:p text:style-name="P27"/>
      <text:p text:style-name="P16">While listening, the other students will make some notes to help them prepare for the debate.</text:p>
      <text:p text:style-name="P16"/>
      <text:p text:style-name="P5"/>
      <text:p text:style-name="P5">Useful link<text:span text:style-name="T25">s</text:span>:</text:p>
      <text:p text:style-name="P17">If you follow this link, you will find hundreds of Ted Talks dedicated to Space, so that you have no reason not to feel inspired ;)</text:p>
      <text:p text:style-name="P17"/>
      <text:p text:style-name="P21"><text:a xlink:type="simple" xlink:href="https://www.ted.com/talks?topics%5B%5D=space" text:style-name="Internet_20_link" text:visited-style-name="Visited_20_Internet_20_Link">https://www.ted.com/talks?topics%5B%5D=space</text:a></text:p>
      <text:p text:style-name="P21"/>
      <text:p text:style-name="P18"><text:a xlink:type="simple" xlink:href="https://www.ted.com/search?q=space+exploration" text:style-name="Internet_20_link" text:visited-style-name="Visited_20_Internet_20_Link">https://www.ted.com/search?q=space+exploration</text:a></text:p>
      <text:p text:style-name="P18"/>
      <text:p text:style-name="P7">Other interesting links:</text:p>
      <text:p text:style-name="P7"/>
      <text:p text:style-name="P22"><text:a xlink:type="simple" xlink:href="https://www.nasa.gov/exploration/whyweexplore/why_we_explore_main.html#.X6_iG3VKhH4" text:style-name="Internet_20_link" text:visited-style-name="Visited_20_Internet_20_Link">https://www.nasa.gov/exploration/whyweexplore/why_we_explore_main.html#.X6_iG3VKhH4</text:a></text:p>
      <text:p text:style-name="P22"/>
      <text:p text:style-name="P22"><text:a xlink:type="simple" xlink:href="https://www.nationalgeographic.com/science/space/space-exploration/future-spaceflight/" text:style-name="Internet_20_link" text:visited-style-name="Visited_20_Internet_20_Link">https://www.nationalgeographic.com/science/space/space-exploration/future-spaceflight/</text:a></text:p>
      <text:p text:style-name="P22"/>
      <text:p text:style-name="P22"><text:a xlink:type="simple" xlink:href="https://www.britannica.com/science/space-exploration" text:style-name="Internet_20_link" text:visited-style-name="Visited_20_Internet_20_Link">https://www.britannica.com/science/space-exploration</text:a></text:p>
      <text:p text:style-name="P22"/>
      <text:p text:style-name="P22"><text:a xlink:type="simple" xlink:href="https://aerospace.org/article/brief-history-space-exploration" text:style-name="Internet_20_link" text:visited-style-name="Visited_20_Internet_20_Link">https://aerospace.org/article/brief-history-space-exploration</text:a></text:p>
      <text:p text:style-name="P22"/>
      <text:p text:style-name="P22"><text:a xlink:type="simple" xlink:href="https://www.nasa.gov/sites/default/files/files/Benefits-Stemming-from-Space-Exploration-2013-TAGGED.pdf" text:style-name="Internet_20_link" text:visited-style-name="Visited_20_Internet_20_Link">https://www.nasa.gov/sites/default/files/files/Benefits-Stemming-from-Space-Exploration-2013-TAGGED.pdf</text:a></text:p>
      <text:p text:style-name="P22"/>
      <text:p text:style-name="P22"><text:a xlink:type="simple" xlink:href="https://www.jpl.nasa.gov/infographics/infographic.view.php?id=11358" text:style-name="Internet_20_link" text:visited-style-name="Visited_20_Internet_20_Link">https://www.jpl.nasa.gov/infographics/infographic.view.php?id=11358</text:a></text:p>
      <text:p text:style-name="P22"/>
      <text:p text:style-name="P22"><text:a xlink:type="simple" xlink:href="https://www.nasa.gov/specials/apollo50th/learn.html" text:style-name="Internet_20_link" text:visited-style-name="Visited_20_Internet_20_Link">https://www.nasa.gov/specials/apollo50th/learn.html</text:a></text:p>
      <text:p text:style-name="P22"/>
      <text:p text:style-name="P22"><text:a xlink:type="simple" xlink:href="https://eu.usatoday.com/story/money/2019/07/08/space-race-inventions-we-use-every-day-were-created-for-space-exploration/39580591/" text:style-name="Internet_20_link" text:visited-style-name="Visited_20_Internet_20_Link">https://eu.usatoday.com/story/money/2019/07/08/space-race-inventions-we-use-every-day-were-created-for-space-exploration/39580591/</text:a></text:p>
      <text:p text:style-name="P22"/>
      <text:p text:style-name="P8"/>
      <text:p text:style-name="P7">IV) Your subject:</text:p>
      <text:p text:style-name="P19"/>
      <text:p text:style-name="P19">a) Give a <text:span text:style-name="T34">(nice) </text:span>title to your presentation:</text:p>
      <text:p text:style-name="P19"><text:soft-page-break/>-</text:p>
      <text:p text:style-name="P19">b) Write the introduction:</text:p>
      <text:p text:style-name="P19">- ( introduce the general theme):</text:p>
      <text:p text:style-name="P19">- ( introduce the specific subject):</text:p>
      <text:p text:style-name="P19">- ( introduce the plan of the presentation):</text:p>
      <text:p text:style-name="P19"/>
      <text:p text:style-name="P20"/>
      <text:p text:style-name="P20">c) Divide your presentation into 2 or three parts:</text:p>
      <text:p text:style-name="P20">- You can follow the chronological order</text:p>
      <text:p text:style-name="P20">- You can define the problem, then list the pros and the cons</text:p>
      <text:p text:style-name="P20">- You can surprise us with an original content !</text:p>
      <text:p text:style-name="P20"/>
      <text:p text:style-name="P19"><text:span text:style-name="T34">d</text:span>) Write the conclusion:</text:p>
      <text:p text:style-name="P19">- ( summarize the main ideas):</text:p>
      <text:p text:style-name="P19">- ( Open on a question/ get ready to discuss/ debate):</text:p>
      <text:p text:style-name="P19"/>
      <text:p text:style-name="P19"/>
      <text:p text:style-name="P19"/>
      <text:p text:style-name="P19"/>
      <text:p text:style-name="P5"/>
      <text:p text:style-name="P23"><text:span text:style-name="T21">V</text:span><text:span text:style-name="T22">) At the end of your presentations we will have a debate in one of our TP <text:s/></text:span><text:span text:style-name="T23">class </text:span><text:span text:style-name="T22">to discuss the issues mentioned during your talks.</text:span></text:p>
      <text:p text:style-name="P12"/>
      <text:p text:style-name="P13">Prepare your debates by listening to the others’ presentations, by making notes and by preparing facts, figures and statistics that might convince other people you are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5:25:06.838681702</meta:creation-date>
    <dc:date>2024-11-03T10:52:03.015931250</dc:date>
    <meta:editing-duration>PT18H31M52S</meta:editing-duration>
    <meta:editing-cycles>10</meta:editing-cycles>
    <meta:generator>LibreOffice/24.2.6.2$Linux_X86_64 LibreOffice_project/8e9a753d9daaea75c34b417ba1bdf556bf2fc5b3</meta:generator>
    <meta:document-statistic meta:table-count="1" meta:image-count="0" meta:object-count="0" meta:page-count="3" meta:paragraph-count="71" meta:word-count="647" meta:character-count="4264" meta:non-whitespace-character-count="3677"/>
  </office:meta>
</office:document-meta>
</file>